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Info.setComponentType( String compon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Info.setBodyContent( PropertyInfo body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setComponentFamily( String componentFami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Info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getProperties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getComponentFami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TagInfo( String qualifiedName , String render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TagInfo(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getBodyConten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agInfo.getCompon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setComponentClassName( String compon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gInfo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gInfo.getPropertiesSizePlus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